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BlocksTimeline" style:family="table">
      <style:table-properties style:width="17.013cm" fo:margin-left="0cm" table:align="left" style:may-break-between-rows="false"/>
    </style:style>
    <style:style style:name="BlocksTimeline.A" style:family="table-column">
      <style:table-column-properties style:column-width="2.805cm"/>
    </style:style>
    <style:style style:name="BlocksTimeline.B" style:family="table-column">
      <style:table-column-properties style:column-width="0.3cm"/>
    </style:style>
    <style:style style:name="BlocksTimeline.C" style:family="table-column">
      <style:table-column-properties style:column-width="13.908cm"/>
    </style:style>
    <style:style style:name="BlocksTimeline.A1" style:family="table-cell">
      <style:table-cell-properties fo:padding="0.097cm" fo:border="none"/>
    </style:style>
    <style:style style:name="BlocksTimeline.A3" style:family="table-cell">
      <style:table-cell-properties fo:background-color="#eeeee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sTimeline.B3" style:family="table-cell">
      <style:table-cell-properties fo:background-color="#3465a4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C3" style:family="table-cell">
      <style:table-cell-properties fo:background-color="#eeeee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sTimeline.A4" style:family="table-cell">
      <style:table-cell-properties fo:background-color="transparent" fo:padding="0.097cm" fo:border="none">
        <style:background-image/>
      </style:table-cell-properties>
    </style:style>
    <style:style style:name="BlocksTimeline.B6" style:family="table-cell">
      <style:table-cell-properties fo:background-color="#73d216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B9" style:family="table-cell">
      <style:table-cell-properties fo:background-color="#cc0000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A12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sTimeline.B12" style:family="table-cell">
      <style:table-cell-properties fo:background-color="#edd400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C12" style:family="table-cell">
      <style:table-cell-properties fo:background-color="#d3d7c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sTimeline.B15" style:family="table-cell">
      <style:table-cell-properties fo:background-color="#888a85" fo:padding="0.097cm" fo:border-left="none" fo:border-right="none" fo:border-top="0.05pt solid #000000" fo:border-bottom="0.05pt solid #000000">
        <style:background-image/>
      </style:table-cell-properties>
    </style:style>
    <style:style style:name="BlockDetails" style:family="table">
      <style:table-properties style:width="17.013cm" fo:margin-left="0cm" fo:break-before="auto" fo:break-after="auto" table:align="left" fo:keep-with-next="auto" style:may-break-between-rows="false"/>
    </style:style>
    <style:style style:name="BlockDetails.A" style:family="table-column">
      <style:table-column-properties style:column-width="2.805cm"/>
    </style:style>
    <style:style style:name="BlockDetails.B" style:family="table-column">
      <style:table-column-properties style:column-width="0.3cm"/>
    </style:style>
    <style:style style:name="BlockDetails.C" style:family="table-column">
      <style:table-column-properties style:column-width="13.908cm"/>
    </style:style>
    <style:style style:name="BlockDetails.A1" style:family="table-cell">
      <style:table-cell-properties fo:padding="0.097cm" fo:border="none"/>
    </style:style>
    <style:style style:name="BlockDetails.A2" style:family="table-cell">
      <style:table-cell-properties fo:background-color="#eeeee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Details.B2" style:family="table-cell">
      <style:table-cell-properties fo:background-color="#3465a4" fo:padding="0.097cm" fo:border-left="none" fo:border-right="none" fo:border-top="0.05pt solid #000000" fo:border-bottom="0.05pt solid #000000">
        <style:background-image/>
      </style:table-cell-properties>
    </style:style>
    <style:style style:name="BlockDetails.C2" style:family="table-cell">
      <style:table-cell-properties fo:background-color="#eeeee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Details.A3" style:family="table-cell">
      <style:table-cell-properties fo:background-color="transparent" fo:padding="0.097cm" fo:border="none">
        <style:background-image/>
      </style:table-cell-properties>
    </style:style>
    <style:style style:name="BlockDetails.B5" style:family="table-cell">
      <style:table-cell-properties fo:background-color="#73d216" fo:padding="0.097cm" fo:border-left="none" fo:border-right="none" fo:border-top="0.05pt solid #000000" fo:border-bottom="0.05pt solid #000000">
        <style:background-image/>
      </style:table-cell-properties>
    </style:style>
    <style:style style:name="BlockDetails.B8" style:family="table-cell">
      <style:table-cell-properties fo:background-color="#cc0000" fo:padding="0.097cm" fo:border-left="none" fo:border-right="none" fo:border-top="0.05pt solid #000000" fo:border-bottom="0.05pt solid #000000">
        <style:background-image/>
      </style:table-cell-properties>
    </style:style>
    <style:style style:name="BlockDetails.A1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Details.B11" style:family="table-cell">
      <style:table-cell-properties fo:background-color="#edd400" fo:padding="0.097cm" fo:border-left="none" fo:border-right="none" fo:border-top="0.05pt solid #000000" fo:border-bottom="0.05pt solid #000000">
        <style:background-image/>
      </style:table-cell-properties>
    </style:style>
    <style:style style:name="BlockDetails.C11" style:family="table-cell">
      <style:table-cell-properties fo:background-color="#d3d7c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Details.B14" style:family="table-cell">
      <style:table-cell-properties fo:background-color="#888a85" fo:padding="0.097cm" fo:border-left="none" fo:border-right="none" fo:border-top="0.05pt solid #000000" fo:border-bottom="0.05pt solid #000000">
        <style:background-image/>
      </style:table-cell-properties>
    </style:style>
    <style:style style:name="P1" style:family="paragraph" style:parent-style-name="Footer">
      <style:text-properties officeooo:rsid="000a3f98" officeooo:paragraph-rsid="000a3f98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" fo:font-size="20pt" style:font-size-asian="20pt" style:font-size-complex="20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" fo:font-size="15pt" officeooo:rsid="00042cbf" officeooo:paragraph-rsid="00042cbf" style:font-size-asian="14.3000001907349pt" style:font-size-complex="16.3500003814697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2pt" officeooo:rsid="00042cbf" officeooo:paragraph-rsid="00144642" style:font-size-asian="11.4499998092651pt" style:font-size-complex="13.0500001907349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2pt" officeooo:rsid="001f8ed9" officeooo:paragraph-rsid="001f8ed9" style:font-size-asian="11.4499998092651pt" style:font-size-complex="13.0500001907349pt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Open Sans" fo:font-size="10pt" officeooo:paragraph-rsid="00344662" style:font-size-asian="9.5pt" style:font-size-complex="10.8999996185303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officeooo:paragraph-rsid="00344662" style:font-size-asian="9.5pt" style:font-size-complex="10.8999996185303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fo:font-weight="bold" officeooo:paragraph-rsid="00344662" style:font-size-asian="9.5pt" style:font-weight-asian="bold" style:font-size-complex="10.8999996185303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0pt" fo:font-style="normal" officeooo:rsid="003f6e49" officeooo:paragraph-rsid="003f6e49" style:font-size-asian="9.5pt" style:font-style-asian="normal" style:font-size-complex="10.8999996185303pt" style:font-style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Open Sans" fo:font-size="15pt" fo:font-weight="bold" officeooo:rsid="001f8ed9" officeooo:paragraph-rsid="001f8ed9" style:font-size-asian="15pt" style:font-weight-asian="bold" style:font-size-complex="15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Open Sans" fo:font-size="15pt" fo:font-weight="bold" officeooo:rsid="001f8ed9" officeooo:paragraph-rsid="004151a3" style:font-size-asian="15pt" style:font-weight-asian="bold" style:font-size-complex="15pt" style:font-weight-complex="bold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535f4b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0pt" fo:font-style="normal" officeooo:rsid="00448c69" officeooo:paragraph-rsid="005cbad6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888a85" style:font-name="Open Sans" fo:font-size="10pt" fo:font-weight="normal" officeooo:rsid="00595132" officeooo:paragraph-rsid="005cbad6" style:font-size-asian="9.5pt" style:font-weight-asian="normal" style:font-size-complex="10.8999996185303pt" style:font-weight-complex="normal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babdb6" style:font-name="Open Sans" fo:font-size="12pt" fo:font-style="normal" fo:font-weight="normal" officeooo:rsid="00535f4b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babdb6" style:font-name="Open Sans" fo:font-size="12pt" fo:font-style="normal" fo:font-weight="normal" officeooo:rsid="005706f6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Open Sans" fo:font-size="12pt" style:font-size-asian="11.4499998092651pt" style:font-size-complex="13.0500001907349pt"/>
    </style:style>
    <style:style style:name="P19" style:family="paragraph" style:parent-style-name="Table_20_Contents">
      <style:paragraph-properties fo:text-align="start" style:justify-single-word="false"/>
      <style:text-properties style:font-name="Open Sans" fo:font-size="12pt" officeooo:paragraph-rsid="00448c69" style:font-size-asian="11.4499998092651pt" style:font-size-complex="13.0500001907349pt"/>
    </style:style>
    <style:style style:name="P20" style:family="paragraph" style:parent-style-name="Table_20_Contents">
      <style:paragraph-properties fo:text-align="start" style:justify-single-word="false"/>
      <style:text-properties style:font-name="Open Sans" fo:font-size="12pt" officeooo:paragraph-rsid="0047f79e" style:font-size-asian="11.4499998092651pt" style:font-size-complex="13.0500001907349pt"/>
    </style:style>
    <style:style style:name="P21" style:family="paragraph" style:parent-style-name="Table_20_Contents">
      <style:paragraph-properties fo:text-align="start" style:justify-single-word="false"/>
      <style:text-properties style:font-name="Open Sans" fo:font-size="12pt" officeooo:rsid="001ddc90" officeooo:paragraph-rsid="001ddc90" style:font-size-asian="11.4499998092651pt" style:font-size-complex="13.0500001907349pt"/>
    </style:style>
    <style:style style:name="P22" style:family="paragraph" style:parent-style-name="Table_20_Contents">
      <style:paragraph-properties fo:text-align="start" style:justify-single-word="false"/>
      <style:text-properties style:font-name="Open Sans" fo:font-size="12pt" officeooo:rsid="001ddc90" officeooo:paragraph-rsid="00448c69" style:font-size-asian="11.4499998092651pt" style:font-size-complex="13.0500001907349pt"/>
    </style:style>
    <style:style style:name="P23" style:family="paragraph" style:parent-style-name="Table_20_Contents">
      <style:paragraph-properties fo:text-align="start" style:justify-single-word="false"/>
      <style:text-properties style:font-name="Open Sans" fo:font-size="12pt" fo:font-weight="bold" style:font-size-asian="11.4499998092651pt" style:font-weight-asian="bold" style:font-size-complex="13.050000190734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b78bf" style:font-size-asian="11.4499998092651pt" style:font-weight-asian="bold" style:font-size-complex="13.050000190734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ddc90" style:font-size-asian="11.4499998092651pt" style:font-weight-asian="bold" style:font-size-complex="13.050000190734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ede60" style:font-size-asian="11.4499998092651pt" style:font-weight-asian="bold" style:font-size-complex="13.0500001907349pt" style:font-weight-complex="bold"/>
    </style:style>
    <style:style style:name="P27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" fo:font-size="12pt" fo:font-weight="bold" officeooo:paragraph-rsid="00873646" style:font-size-asian="11.4499998092651pt" style:font-weight-asian="bold" style:font-size-complex="13.0500001907349pt" style:font-weight-complex="bold"/>
    </style:style>
    <style:style style:name="P28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" fo:font-size="12pt" fo:font-weight="bold" officeooo:paragraph-rsid="008defc9" style:font-size-asian="11.4499998092651pt" style:font-weight-asian="bold" style:font-size-complex="13.050000190734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Open Sans" fo:font-size="12pt" fo:font-style="italic" fo:font-weight="bold" officeooo:paragraph-rsid="001ddc90" style:font-size-asian="11.4499998092651pt" style:font-style-asian="italic" style:font-weight-asian="bold" style:font-size-complex="13.0500001907349pt" style:font-style-complex="italic" style:font-weight-complex="bold"/>
    </style:style>
    <style:style style:name="P30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" fo:font-size="12pt" fo:font-style="italic" fo:font-weight="bold" officeooo:paragraph-rsid="008d44b9" style:font-size-asian="11.4499998092651pt" style:font-style-asian="italic" style:font-weight-asian="bold" style:font-size-complex="13.0500001907349pt" style:font-style-complex="italic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Open Sans" fo:font-size="2pt" style:font-size-asian="1.89999997615814pt" style:font-size-complex="2.15000009536743pt"/>
    </style:style>
    <style:style style:name="P32" style:family="paragraph" style:parent-style-name="Table_20_Contents">
      <style:paragraph-properties fo:text-align="start" style:justify-single-word="false"/>
      <style:text-properties style:font-name="Open Sans" fo:font-size="2pt" officeooo:paragraph-rsid="00448c69" style:font-size-asian="1.89999997615814pt" style:font-size-complex="2.15000009536743pt"/>
    </style:style>
    <style:style style:name="P33" style:family="paragraph" style:parent-style-name="Table_20_Contents">
      <style:paragraph-properties fo:text-align="start" style:justify-single-word="false"/>
      <style:text-properties style:font-name="Open Sans" fo:font-size="2pt" officeooo:rsid="001ddc90" officeooo:paragraph-rsid="001ddc90" style:font-size-asian="1.89999997615814pt" style:font-size-complex="2.15000009536743pt"/>
    </style:style>
    <style:style style:name="P34" style:family="paragraph" style:parent-style-name="Table_20_Contents">
      <style:paragraph-properties fo:text-align="start" style:justify-single-word="false"/>
      <style:text-properties style:font-name="Open Sans" fo:font-size="2pt" officeooo:rsid="001ddc90" officeooo:paragraph-rsid="001ede60" style:font-size-asian="1.89999997615814pt" style:font-size-complex="2.15000009536743pt"/>
    </style:style>
    <style:style style:name="P35" style:family="paragraph" style:parent-style-name="Table_20_Contents">
      <style:paragraph-properties fo:text-align="start" style:justify-single-word="false"/>
      <style:text-properties style:font-name="Open Sans" fo:font-size="2pt" officeooo:rsid="001ddc90" officeooo:paragraph-rsid="00448c69" style:font-size-asian="1.89999997615814pt" style:font-size-complex="2.15000009536743pt"/>
    </style:style>
    <style:style style:name="P36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fo:color="#888a85" style:font-name="Open Sans" fo:font-size="15pt" officeooo:paragraph-rsid="0023bd26" style:font-size-asian="15pt" style:font-size-complex="15pt"/>
    </style:style>
    <style:style style:name="P37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fo:color="#888a85" style:font-name="Open Sans" fo:font-size="15pt" officeooo:paragraph-rsid="0023bd26" style:font-size-asian="15pt" style:font-size-complex="15pt"/>
    </style:style>
    <style:style style:name="P38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fo:color="#888a85" style:font-name="Open Sans" fo:font-size="15pt" officeooo:paragraph-rsid="00448c69" style:font-size-asian="15pt" style:font-size-complex="15pt"/>
    </style:style>
    <style:style style:name="P39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fo:color="#888a85" style:font-name="Open Sans" fo:font-size="15pt" officeooo:paragraph-rsid="00448c69" style:font-size-asian="15pt" style:font-size-complex="15pt"/>
    </style:style>
    <style:style style:name="P40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rsid="0023bd26" officeooo:paragraph-rsid="0023bd26" style:font-size-asian="15pt" style:font-size-complex="15pt"/>
    </style:style>
    <style:style style:name="P41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rsid="0023bd26" officeooo:paragraph-rsid="00448c69" style:font-size-asian="15pt" style:font-size-complex="15pt"/>
    </style:style>
    <style:style style:name="P42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1b78bf" style:font-size-asian="15pt" style:font-size-complex="15pt"/>
    </style:style>
    <style:style style:name="P43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1ddc90" style:font-size-asian="15pt" style:font-size-complex="15pt"/>
    </style:style>
    <style:style style:name="P44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" fo:font-size="15pt" officeooo:paragraph-rsid="001ddc90" style:font-size-asian="15pt" style:font-size-complex="15pt"/>
    </style:style>
    <style:style style:name="P45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" fo:font-size="15pt" officeooo:paragraph-rsid="001ede60" style:font-size-asian="15pt" style:font-size-complex="15pt"/>
    </style:style>
    <style:style style:name="P46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448c69" style:font-size-asian="15pt" style:font-size-complex="15pt"/>
    </style:style>
    <style:style style:name="P47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" fo:font-size="15pt" officeooo:paragraph-rsid="00448c69" style:font-size-asian="15pt" style:font-size-complex="15pt"/>
    </style:style>
    <style:style style:name="P48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888a85" style:font-name="Open Sans" fo:font-size="15pt" fo:font-style="normal" officeooo:rsid="001f8ed9" officeooo:paragraph-rsid="0023bd26" style:font-size-asian="15pt" style:font-style-asian="normal" style:font-size-complex="15pt" style:font-style-complex="normal"/>
    </style:style>
    <style:style style:name="P49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888a85" style:font-name="Open Sans" fo:font-size="15pt" fo:font-style="normal" officeooo:rsid="001f8ed9" officeooo:paragraph-rsid="00448c69" style:font-size-asian="15pt" style:font-style-asian="normal" style:font-size-complex="15pt" style:font-style-complex="normal"/>
    </style:style>
    <style:style style:name="P50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" fo:font-size="8pt" fo:font-style="normal" fo:font-weight="bold" officeooo:rsid="001f8ed9" officeooo:paragraph-rsid="0023bd26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" fo:font-size="8pt" fo:font-style="normal" fo:font-weight="bold" officeooo:rsid="001f8ed9" officeooo:paragraph-rsid="002b332a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" fo:font-size="8pt" fo:font-style="normal" fo:font-weight="bold" officeooo:rsid="001f8ed9" officeooo:paragraph-rsid="00448c69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paragraph-rsid="001ede60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55753" style:font-name="Open Sans" fo:font-size="12pt" fo:font-style="italic" officeooo:rsid="00311b6f" officeooo:paragraph-rsid="00344662" style:font-size-asian="11.4499998092651pt" style:font-style-asian="italic" style:font-size-complex="13.0500001907349pt" style:font-style-complex="italic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officeooo:rsid="00344662" officeooo:paragraph-rsid="00344662" style:font-size-asian="11.4499998092651pt" style:font-style-asian="normal" style:font-size-complex="13.0500001907349pt" style:font-style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5pt" fo:font-style="normal" fo:font-weight="bold" officeooo:rsid="00344662" officeooo:paragraph-rsid="004151a3" style:font-size-asian="15pt" style:font-style-asian="normal" style:font-weight-asian="bold" style:font-size-complex="15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Open Sans" fo:font-size="12pt" officeooo:rsid="001ede60" officeooo:paragraph-rsid="001ede60" style:font-size-asian="11.4499998092651pt" style:font-size-complex="13.0500001907349pt"/>
    </style:style>
    <style:style style:name="P58" style:family="paragraph" style:parent-style-name="Table_20_Contents">
      <style:paragraph-properties fo:text-align="start" style:justify-single-word="false"/>
      <style:text-properties style:font-name="Open Sans" fo:font-size="12pt" officeooo:rsid="001ede60" officeooo:paragraph-rsid="00448c69" style:font-size-asian="11.4499998092651pt" style:font-size-complex="13.0500001907349pt"/>
    </style:style>
    <style:style style:name="P59" style:family="paragraph" style:parent-style-name="Table_20_Contents">
      <style:paragraph-properties fo:text-align="start" style:justify-single-word="false"/>
      <style:text-properties style:font-name="Open Sans" fo:font-size="12pt" officeooo:paragraph-rsid="0097eb53" style:font-size-asian="11.4499998092651pt" style:font-size-complex="13.0500001907349pt"/>
    </style:style>
    <style:style style:name="P60" style:family="paragraph" style:parent-style-name="Table_20_Contents">
      <style:paragraph-properties fo:text-align="end" style:justify-single-word="false">
        <style:tab-stops/>
      </style:paragraph-properties>
      <style:text-properties style:font-name="Open Sans" fo:font-size="10pt" fo:font-style="normal" fo:font-weight="normal" officeooo:rsid="00448c69" officeooo:paragraph-rsid="008defc9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text-align="end" style:justify-single-word="false">
        <style:tab-stops/>
      </style:paragraph-properties>
      <style:text-properties style:font-name="Open Sans" fo:font-size="10pt" fo:font-style="normal" fo:font-weight="normal" officeooo:rsid="00448c69" officeooo:paragraph-rsid="008d44b9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 style:list-style-name="L1">
      <style:paragraph-properties fo:text-align="start" style:justify-single-word="false"/>
      <style:text-properties fo:color="#000000" style:font-name="Open Sans" fo:font-size="10pt" fo:font-style="normal" officeooo:rsid="00448c69" officeooo:paragraph-rsid="005cbad6" style:font-size-asian="10pt" style:font-style-asian="normal" style:font-size-complex="10pt" style:font-style-complex="normal"/>
    </style:style>
    <style:style style:name="P63" style:family="paragraph" style:parent-style-name="Table_20_Contents">
      <style:paragraph-properties fo:text-align="end" style:justify-single-word="false">
        <style:tab-stops/>
      </style:paragraph-properties>
      <style:text-properties fo:color="#000000" style:font-name="Open Sans" fo:font-size="10pt" fo:font-style="normal" fo:font-weight="normal" officeooo:rsid="001f8ed9" officeooo:paragraph-rsid="008defc9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text-align="end" style:justify-single-word="false">
        <style:tab-stops/>
      </style:paragraph-properties>
      <style:text-properties fo:color="#000000" style:font-name="Open Sans" fo:font-size="10pt" fo:font-style="normal" fo:font-weight="normal" officeooo:rsid="001f8ed9" officeooo:paragraph-rsid="008d44b9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344662" officeooo:paragraph-rsid="0042b7fd" style:font-size-asian="11.4499998092651pt" style:font-style-asian="normal" style:font-weight-asian="normal" style:font-size-complex="13.0500001907349pt" style:font-style-complex="normal" style:font-weight-complex="normal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91c134" officeooo:paragraph-rsid="0091c134" style:font-size-asian="11.4499998092651pt" style:font-style-asian="normal" style:font-weight-asian="normal" style:font-size-complex="13.0500001907349pt" style:font-style-complex="normal" style:font-weight-complex="normal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42b7fd" officeooo:paragraph-rsid="0091c134" style:font-size-asian="11.4499998092651pt" style:font-style-asian="normal" style:font-weight-asian="normal" style:font-size-complex="13.0500001907349pt" style:font-style-complex="normal" style:font-weight-complex="normal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42b7fd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42b7fd" officeooo:paragraph-rsid="00448c69" style:font-size-asian="11.4499998092651pt" style:font-style-asian="normal" style:font-weight-asian="normal" style:font-size-complex="13.0500001907349pt" style:font-style-complex="normal" style:font-weight-complex="normal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562490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5706f6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535f4b" officeooo:paragraph-rsid="0097eb53" style:font-size-asian="11.4499998092651pt" style:font-style-asian="normal" style:font-weight-asian="normal" style:font-size-complex="13.0500001907349pt" style:font-style-complex="normal" style:font-weight-complex="normal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0pt" fo:font-style="normal" fo:font-weight="normal" officeooo:rsid="0042b7fd" officeooo:paragraph-rsid="005cbad6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7.999cm"/>
        </style:tab-stops>
      </style:paragraph-properties>
      <style:text-properties fo:color="#000000" style:font-name="Open Sans" fo:font-size="10pt" fo:font-style="normal" fo:font-weight="normal" officeooo:rsid="00595132" officeooo:paragraph-rsid="008defc9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7.999cm"/>
        </style:tab-stops>
      </style:paragraph-properties>
      <style:text-properties fo:color="#000000" style:font-name="Open Sans" fo:font-size="10pt" fo:font-style="normal" fo:font-weight="normal" officeooo:rsid="00595132" officeooo:paragraph-rsid="008d44b9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font-name="Open Sans" fo:font-size="10pt" fo:font-style="normal" fo:font-weight="normal" officeooo:rsid="00595132" officeooo:paragraph-rsid="00595132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style="italic" fo:font-weight="normal" officeooo:paragraph-rsid="0097eb53" style:font-size-asian="10pt" style:font-style-asian="italic" style:font-weight-asian="normal" style:font-size-complex="10pt" style:font-style-complex="italic" style:font-weight-complex="normal"/>
    </style:style>
    <style:style style:name="P78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paragraph-rsid="0097eb53" style:font-size-asian="10pt" style:font-weight-asian="normal" style:font-size-complex="10pt" style:font-weight-complex="normal"/>
    </style:style>
    <style:style style:name="T1" style:family="text">
      <style:text-properties fo:font-weight="bold" officeooo:rsid="0005f315" style:font-weight-asian="bold" style:font-weight-complex="bold"/>
    </style:style>
    <style:style style:name="T2" style:family="text">
      <style:text-properties officeooo:rsid="001b4e15"/>
    </style:style>
    <style:style style:name="T3" style:family="text">
      <style:text-properties fo:color="#888a85" fo:font-size="8pt" fo:font-style="italic" officeooo:rsid="003cbffb" style:font-size-asian="8pt" style:font-style-asian="italic" style:font-size-complex="8pt" style:font-style-complex="italic"/>
    </style:style>
    <style:style style:name="T4" style:family="text">
      <style:text-properties fo:color="#888a85" fo:font-size="8pt" fo:font-style="italic" officeooo:rsid="00399cf8" style:font-size-asian="8pt" style:font-style-asian="italic" style:font-size-complex="8pt" style:font-style-complex="italic"/>
    </style:style>
    <style:style style:name="T5" style:family="text">
      <style:text-properties fo:font-size="17pt" style:font-size-asian="17pt" style:font-size-complex="17pt"/>
    </style:style>
    <style:style style:name="T6" style:family="text">
      <style:text-properties fo:color="#000000" fo:font-style="italic" officeooo:rsid="003002a2" style:font-style-asian="italic" style:font-style-complex="italic"/>
    </style:style>
    <style:style style:name="T7" style:family="text">
      <style:text-properties fo:color="#000000" fo:font-style="normal" officeooo:rsid="00344662" style:font-style-asian="normal" style:font-style-complex="normal"/>
    </style:style>
    <style:style style:name="T8" style:family="text">
      <style:text-properties fo:color="#000000" fo:font-style="normal" officeooo:rsid="004151a3" style:font-style-asian="normal" style:font-style-complex="normal"/>
    </style:style>
    <style:style style:name="T9" style:family="text">
      <style:text-properties fo:color="#000000" fo:font-style="normal" officeooo:rsid="0048354c" style:font-style-asian="normal" style:font-style-complex="normal"/>
    </style:style>
    <style:style style:name="T10" style:family="text">
      <style:text-properties fo:color="#000000" fo:font-style="normal" fo:font-weight="normal" officeooo:rsid="0097eb53" style:font-style-asian="normal" style:font-weight-asian="normal" style:font-style-complex="normal" style:font-weight-complex="normal"/>
    </style:style>
    <style:style style:name="T11" style:family="text">
      <style:text-properties fo:color="#000000" fo:font-size="12pt" fo:font-style="normal" officeooo:rsid="00311b6f" style:font-size-asian="11.4499998092651pt" style:font-style-asian="normal" style:font-size-complex="13.0500001907349pt" style:font-style-complex="normal"/>
    </style:style>
    <style:style style:name="T12" style:family="text">
      <style:text-properties fo:color="#000000" fo:font-size="12pt" fo:font-style="normal" officeooo:rsid="00344662" style:font-size-asian="11.4499998092651pt" style:font-style-asian="normal" style:font-size-complex="13.0500001907349pt" style:font-style-complex="normal"/>
    </style:style>
    <style:style style:name="T13" style:family="text">
      <style:text-properties fo:color="#000000" fo:font-size="12pt" fo:font-style="normal" officeooo:rsid="0037a60d" style:font-size-asian="11.4499998092651pt" style:font-style-asian="normal" style:font-size-complex="13.0500001907349pt" style:font-style-complex="normal"/>
    </style:style>
    <style:style style:name="T14" style:family="text">
      <style:text-properties fo:color="#3465a4" fo:font-style="italic" officeooo:rsid="003002a2" style:font-style-asian="italic" style:font-style-complex="italic"/>
    </style:style>
    <style:style style:name="T15" style:family="text">
      <style:text-properties fo:color="#73d216" fo:font-style="italic" officeooo:rsid="003002a2" style:font-style-asian="italic" style:font-style-complex="italic"/>
    </style:style>
    <style:style style:name="T16" style:family="text">
      <style:text-properties fo:color="#edd400" fo:font-style="italic" officeooo:rsid="003002a2" style:font-style-asian="italic" style:font-style-complex="italic"/>
    </style:style>
    <style:style style:name="T17" style:family="text">
      <style:text-properties fo:color="#555753" fo:font-style="italic" officeooo:rsid="00311b6f" style:font-style-asian="italic" style:font-style-complex="italic"/>
    </style:style>
    <style:style style:name="T18" style:family="text">
      <style:text-properties fo:color="#555753" fo:font-size="12pt" fo:font-style="normal" officeooo:rsid="0037a60d" style:font-size-asian="11.4499998092651pt" style:font-style-asian="normal" style:font-size-complex="13.0500001907349pt" style:font-style-complex="normal"/>
    </style:style>
    <style:style style:name="T19" style:family="text">
      <style:text-properties fo:color="#cc0000" fo:font-style="italic" officeooo:rsid="003002a2" style:font-style-asian="italic" style:font-style-complex="italic"/>
    </style:style>
    <style:style style:name="T20" style:family="text">
      <style:text-properties fo:font-size="12pt" style:font-size-asian="11.4499998092651pt" style:font-size-complex="13.0500001907349pt"/>
    </style:style>
    <style:style style:name="T21" style:family="text">
      <style:text-properties fo:font-size="12pt" officeooo:rsid="00311b6f" style:font-size-asian="11.4499998092651pt" style:font-size-complex="13.0500001907349pt"/>
    </style:style>
    <style:style style:name="T22" style:family="text">
      <style:text-properties officeooo:rsid="0048354c"/>
    </style:style>
    <style:style style:name="T23" style:family="text">
      <style:text-properties officeooo:rsid="0097eb53"/>
    </style:style>
    <style:style style:name="fr1" style:family="graphic" style:parent-style-name="Frame">
      <style:graphic-properties fo:margin-left="0cm" fo:margin-right="0cm" fo:margin-top="0cm" fo:margin-bottom="0cm" style:vertical-pos="top" style:vertical-rel="line" style:horizontal-pos="righ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<text:text-input text:description="">{{ workshop.Workshop }}</text:text-input></text:span><text:text-input text:description=""/></text:p>
      <text:p text:style-name="P3"/>
      <text:p text:style-name="P4">by</text:p>
      <text:p text:style-name="P4"/>
      <text:p text:style-name="P4"/>
      <text:p text:style-name="P4"><text:text-input text:description="">{{ workshop.Author }}</text:text-input></text:p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23"><text:text-input text:description="">{{ workshop.Description|markdown }}</text:text-input></text:span></text:p>
      <text:p text:style-name="P11"><text:span text:style-name="T22"><text:text-input text:description="">{{ workshop.Workshop }}</text:text-input></text:span><text:s/>- schedule:</text:p>
      <text:p text:style-name="P6"/>
      <table:table table:name="BlocksTimeline" table:style-name="BlocksTimeline">
        <table:table-column table:style-name="BlocksTimeline.A"/>
        <table:table-column table:style-name="BlocksTimeline.B"/>
        <table:table-column table:style-name="BlocksTimeline.C"/>
        <text:soft-page-break/>
        <table:table-row>
          <table:table-cell table:style-name="BlocksTimeline.A1" table:number-columns-spanned="3" office:value-type="string">
            <text:p text:style-name="P18"><text:text-input text:description="">{% for block in blocks %}</text:text-input></text:p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18"><text:text-input text:description="">{% if block.Type == 'theory'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50"><text:text-input text:description="">{{ block['Start absolute string'] }}</text:text-input><text:s/>- <text:text-input text:description="">{{ block['End absolute string'] }}</text:text-input></text:p>
            <text:p text:style-name="P48"><text:span text:style-name="T5"><text:text-input text:description="">{{ block.Length }}</text:text-input></text:span><text:span text:style-name="T2">'</text:span></text:p>
          </table:table-cell>
          <table:table-cell table:style-name="BlocksTimeline.B3" office:value-type="string">
            <text:p text:style-name="P40"/>
          </table:table-cell>
          <table:table-cell table:style-name="BlocksTimeline.C3" office:value-type="string">
            <text:p text:style-name="P23"><text:text-input text:description="">{{ block.Title }}</text:text-input></text:p>
            <text:p text:style-name="P78"><text:span text:style-name="T23"><text:text-input text:description="">{{ block.Description|markdown }}</text:text-input></text:span></text:p>
          </table:table-cell>
        </table:table-row>
        <table:table-row>
          <table:table-cell table:style-name="BlocksTimeline.A4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18"><text:text-input text:description="">{% elif block.Type == 'exercise'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51"><text:text-input text:description="">{{ block['Start absolute string'] }}</text:text-input><text:s/>- <text:text-input text:description="">{{ block['End absolute string'] }}</text:text-input></text:p>
            <text:p text:style-name="P36"><text:span text:style-name="T5"><text:text-input text:description="">{{ block.Length }}</text:text-input></text:span><text:span text:style-name="T2">'</text:span></text:p>
          </table:table-cell>
          <table:table-cell table:style-name="BlocksTimeline.B6" office:value-type="string">
            <text:p text:style-name="P42"/>
          </table:table-cell>
          <table:table-cell table:style-name="BlocksTimeline.C3" office:value-type="string">
            <text:p text:style-name="P24"><text:text-input text:description="">{{ block.Title }}</text:text-input></text:p>
            <text:p text:style-name="P78"><text:span text:style-name="T23"><text:text-input text:description="">{{ block.Description|markdown }}</text:text-input></text:span></text:p>
          </table:table-cell>
        </table:table-row>
        <table:table-row>
          <table:table-cell table:style-name="BlocksTimeline.A4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21"><text:text-input text:description="">{% elif block.Type == 'discussion'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51"><text:text-input text:description="">{{ block['Start absolute string'] }}</text:text-input><text:s/>- <text:text-input text:description="">{{ block['End absolute string'] }}</text:text-input></text:p>
            <text:p text:style-name="P36"><text:span text:style-name="T5"><text:text-input text:description="">{{ block.Length }}</text:text-input></text:span><text:span text:style-name="T2">'</text:span></text:p>
          </table:table-cell>
          <table:table-cell table:style-name="BlocksTimeline.B9" office:value-type="string">
            <text:p text:style-name="P43"/>
          </table:table-cell>
          <table:table-cell table:style-name="BlocksTimeline.C3" office:value-type="string">
            <text:p text:style-name="P25"><text:text-input text:description="">{{ block.Title }}</text:text-input></text:p>
            <text:p text:style-name="P78"><text:span text:style-name="T23"><text:text-input text:description="">{{ block.Description|markdown }}</text:text-input></text:span></text:p>
          </table:table-cell>
        </table:table-row>
        <table:table-row>
          <table:table-cell table:style-name="BlocksTimeline.A4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21"><text:text-input text:description="">{% elif block.Type == 'break' %}</text:text-input></text:p>
          </table:table-cell>
          <table:covered-table-cell/>
          <table:covered-table-cell/>
        </table:table-row>
        <table:table-row>
          <table:table-cell table:style-name="BlocksTimeline.A12" office:value-type="string">
            <text:p text:style-name="P51"><text:text-input text:description="">{{ block['Start absolute string'] }}</text:text-input><text:s/>- <text:text-input text:description="">{{ block['End absolute string'] }}</text:text-input></text:p>
            <text:p text:style-name="P37"><text:span text:style-name="T5"><text:text-input text:description="">{{ block.Length }}</text:text-input></text:span><text:span text:style-name="T2">'</text:span></text:p>
          </table:table-cell>
          <table:table-cell table:style-name="BlocksTimeline.B12" office:value-type="string">
            <text:p text:style-name="P44"/>
          </table:table-cell>
          <table:table-cell table:style-name="BlocksTimeline.C12" office:value-type="string">
            <text:p text:style-name="P29"><text:text-input text:description="">{{ block.Title }}</text:text-input></text:p>
            <text:p text:style-name="P77"><text:span text:style-name="T23"><text:text-input text:description="">{{ block.Description|markdown }}</text:text-input></text:span></text:p>
          </table:table-cell>
        </table:table-row>
        <text:soft-page-break/>
        <table:table-row>
          <table:table-cell table:style-name="BlocksTimeline.A4" table:number-columns-spanned="3" office:value-type="string">
            <text:p text:style-name="P34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57"><text:text-input text:description="">{% else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51"><text:text-input text:description="">{{ block['Start absolute string'] }}</text:text-input><text:s/>- <text:text-input text:description="">{{ block['End absolute string'] }}</text:text-input></text:p>
            <text:p text:style-name="P37"><text:span text:style-name="T5"><text:text-input text:description="">{{ block.Length }}</text:text-input></text:span><text:span text:style-name="T2">'</text:span></text:p>
          </table:table-cell>
          <table:table-cell table:style-name="BlocksTimeline.B15" office:value-type="string">
            <text:p text:style-name="P45"/>
          </table:table-cell>
          <table:table-cell table:style-name="BlocksTimeline.C3" office:value-type="string">
            <text:p text:style-name="P26"><text:text-input text:description="">{{ block.Title }}</text:text-input></text:p>
            <text:p text:style-name="P53"><text:span text:style-name="T23"><text:text-input text:description="">{{ block.Description|markdown }}</text:text-input></text:span></text:p>
          </table:table-cell>
        </table:table-row>
        <table:table-row>
          <table:table-cell table:style-name="BlocksTimeline.A1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18"><text:text-input text:description="">{% endif %}</text:text-input></text:p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18"><text:text-input text:description="">{% endfor %}</text:text-input></text:p>
          </table:table-cell>
          <table:covered-table-cell/>
          <table:covered-table-cell/>
        </table:table-row>
      </table:table>
      <text:p text:style-name="P7"><text:span text:style-name="T19">discussion</text:span><text:span text:style-name="T6">, </text:span><text:span text:style-name="T14">theory</text:span><text:span text:style-name="T6">, </text:span><text:span text:style-name="T15">exercise</text:span><text:span text:style-name="T6">, </text:span><text:span text:style-name="T16">break</text:span><text:span text:style-name="T6">, </text:span><text:span text:style-name="T17">undefined</text:span></text:p>
      <text:p text:style-name="P54"/>
      <text:p text:style-name="P10"><text:span text:style-name="T21">T</text:span><text:span text:style-name="T20">otal length: </text:span><text:span text:style-name="T20"><text:text-input text:description="">{{ workshop['Length string'] }}</text:text-input></text:span></text:p>
      <text:p text:style-name="P54"/>
      <text:p text:style-name="P54"/>
      <text:p text:style-name="P9"><text:span text:style-name="T11">N</text:span><text:span text:style-name="T12">eeded materials:</text:span></text:p>
      <text:p text:style-name="P55"/>
      <text:p text:style-name="P55"><text:text-input text:description="">{% for item in workshop.Materials %}</text:text-input></text:p>
      <text:p text:style-name="P8"><text:span text:style-name="T12">- </text:span><text:span text:style-name="T13"><text:text-input text:description="">{{ item }}</text:text-input></text:span><text:span text:style-name="T18"><text:s text:c="3"/></text:span><text:span text:style-name="T3">(</text:span><text:span text:style-name="T4">Used in: </text:span><text:span text:style-name="T4"><text:text-input text:description="">{% for block in workshop.Materials[item] %}</text:text-input></text:span><text:span text:style-name="T4"><text:text-input text:description="">{{ block }}</text:text-input></text:span><text:span text:style-name="T4"><text:text-input text:description="">{{ ', ' if not loop.last }}</text:text-input></text:span><text:span text:style-name="T4"><text:text-input text:description="">{% endfor %}</text:text-input></text:span><text:span text:style-name="T3">)</text:span></text:p>
      <text:p text:style-name="P55"><text:text-input text:description="">{% endfor %}</text:text-input></text:p>
      <text:p text:style-name="P12"><text:span text:style-name="T9"><text:text-input text:description="">{{ workshop.Workshop }}</text:text-input></text:span><text:span text:style-name="T7"><text:s/>- </text:span><text:span text:style-name="T8">details</text:span><text:span text:style-name="T7">:</text:span></text:p>
      <text:p text:style-name="P56"/>
      <text:p text:style-name="P65"><text:text-input text:description="">{% for block in blocks %}</text:text-input></text:p>
      <table:table table:name="BlockDetails" table:style-name="BlockDetails">
        <table:table-column table:style-name="BlockDetails.A"/>
        <table:table-column table:style-name="BlockDetails.B"/>
        <table:table-column table:style-name="BlockDetails.C"/>
        <text:soft-page-break/>
        <table:table-row>
          <table:table-cell table:style-name="BlockDetails.A1" table:number-columns-spanned="3" office:value-type="string">
            <text:p text:style-name="P19"><text:text-input text:description="">{% if block.Type == 'theory' %}</text:text-input></text:p>
          </table:table-cell>
          <table:covered-table-cell/>
          <table:covered-table-cell/>
        </table:table-row>
        <table:table-row>
          <table:table-cell table:style-name="BlockDetails.A2" office:value-type="string">
            <text:p text:style-name="P52"><text:text-input text:description="">{{ block['Start absolute string'] }}</text:text-input><text:s/>- <text:text-input text:description="">{{ block['End absolute string'] }}</text:text-input></text:p>
            <text:p text:style-name="P49"><text:span text:style-name="T5"><text:text-input text:description="">{{ block.Length }}</text:text-input></text:span><text:span text:style-name="T2">'</text:span></text:p>
          </table:table-cell>
          <table:table-cell table:style-name="BlockDetails.B2" office:value-type="string">
            <text:p text:style-name="P41"/>
          </table:table-cell>
          <table:table-cell table:style-name="BlockDetails.C2" office:value-type="string">
            <text:p text:style-name="P28"><text:text-input text:description="">{{ block.Title }}</text:text-input></text:p>
            <text:p text:style-name="P60"><text:text-input text:description="">{% if (block.Material is defined) and block.Material %}</text:text-input></text:p>
            <text:p text:style-name="P63"><draw:frame draw:style-name="fr1" draw:name="Rahmen4" text:anchor-type="as-char" svg:width="5.001cm" draw:z-index="2"><draw:text-box fo:min-height="2cm"><text:p text:style-name="P15">MATERIAL</text:p><text:p text:style-name="P14"><text:text-input text:description="">{% for material in block.Material %}</text:text-input></text:p><text:list xml:id="list3518523215" text:style-name="L1"><text:list-item><text:p text:style-name="P62"><text:text-input text:description="">{{ material }}</text:text-input></text:p></text:list-item></text:list><text:p text:style-name="P73"><text:text-input text:description="">{% endfor %}</text:text-input></text:p></draw:text-box></draw:frame></text:p>
            <text:p text:style-name="P74"><text:text-input text:description="">{% endif %}</text:text-input></text:p>
          </table:table-cell>
        </table:table-row>
        <table:table-row>
          <table:table-cell table:style-name="BlockDetails.A3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BlockDetails.A3" table:number-columns-spanned="3" office:value-type="string">
            <text:p text:style-name="P19"><text:text-input text:description="">{% elif block.Type == 'exercise' %}</text:text-input></text:p>
          </table:table-cell>
          <table:covered-table-cell/>
          <table:covered-table-cell/>
        </table:table-row>
        <table:table-row>
          <table:table-cell table:style-name="BlockDetails.A2" office:value-type="string">
            <text:p text:style-name="P52"><text:text-input text:description="">{{ block['Start absolute string'] }}</text:text-input><text:s/>- <text:text-input text:description="">{{ block['End absolute string'] }}</text:text-input></text:p>
            <text:p text:style-name="P38"><text:span text:style-name="T5"><text:text-input text:description="">{{ block.Length }}</text:text-input></text:span><text:span text:style-name="T2">'</text:span></text:p>
          </table:table-cell>
          <table:table-cell table:style-name="BlockDetails.B5" office:value-type="string">
            <text:p text:style-name="P46"/>
          </table:table-cell>
          <table:table-cell table:style-name="BlockDetails.C2" office:value-type="string">
            <text:p text:style-name="P28"><text:text-input text:description="">{{ block.Title }}</text:text-input></text:p>
            <text:p text:style-name="P60"><text:text-input text:description="">{% if (block.Material is defined) and block.Material %}</text:text-input></text:p>
            <text:p text:style-name="P63"><draw:frame draw:style-name="fr1" draw:name="Rahmen3" text:anchor-type="as-char" svg:width="5.001cm" draw:z-index="4"><draw:text-box fo:min-height="2cm"><text:p text:style-name="P15">MATERIAL</text:p><text:p text:style-name="P14"><text:text-input text:description="">{% for material in block.Material %}</text:text-input></text:p><text:list xml:id="list202947354101727" text:continue-numbering="true" text:style-name="L1"><text:list-item><text:p text:style-name="P62"><text:text-input text:description="">{{ material }}</text:text-input></text:p></text:list-item></text:list><text:p text:style-name="P73"><text:text-input text:description="">{% endfor %}</text:text-input></text:p></draw:text-box></draw:frame></text:p>
            <text:p text:style-name="P74"><text:text-input text:description="">{% endif %}</text:text-input></text:p>
          </table:table-cell>
        </table:table-row>
        <table:table-row>
          <table:table-cell table:style-name="BlockDetails.A3" table:number-columns-spanned="3" office:value-type="string">
            <text:p text:style-name="P35"/>
          </table:table-cell>
          <table:covered-table-cell/>
          <table:covered-table-cell/>
        </table:table-row>
        <table:table-row>
          <table:table-cell table:style-name="BlockDetails.A3" table:number-columns-spanned="3" office:value-type="string">
            <text:p text:style-name="P22"><text:text-input text:description="">{% elif block.Type == 'discussion' %}</text:text-input></text:p>
          </table:table-cell>
          <table:covered-table-cell/>
          <table:covered-table-cell/>
        </table:table-row>
        <table:table-row>
          <table:table-cell table:style-name="BlockDetails.A2" office:value-type="string">
            <text:p text:style-name="P52"><text:text-input text:description="">{{ block['Start absolute string'] }}</text:text-input><text:s/>- <text:text-input text:description="">{{ block['End absolute string'] }}</text:text-input></text:p>
            <text:p text:style-name="P38"><text:span text:style-name="T5"><text:text-input text:description="">{{ block.Length }}</text:text-input></text:span><text:span text:style-name="T2">'</text:span></text:p>
          </table:table-cell>
          <table:table-cell table:style-name="BlockDetails.B8" office:value-type="string">
            <text:p text:style-name="P46"/>
          </table:table-cell>
          <table:table-cell table:style-name="BlockDetails.C2" office:value-type="string">
            <text:p text:style-name="P28"><text:text-input text:description="">{{ block.Title }}</text:text-input></text:p>
            <text:p text:style-name="P60"><text:text-input text:description="">{% if (block.Material is defined) and block.Material %}</text:text-input></text:p>
            <text:p text:style-name="P63"><draw:frame draw:style-name="fr1" draw:name="Rahmen2" text:anchor-type="as-char" svg:width="5.001cm" draw:z-index="3"><draw:text-box fo:min-height="2cm"><text:p text:style-name="P15">MATERIAL</text:p><text:p text:style-name="P14"><text:text-input text:description="">{% for material in block.Material %}</text:text-input></text:p><text:list xml:id="list202948221303226" text:continue-numbering="true" text:style-name="L1"><text:list-item><text:p text:style-name="P62"><text:text-input text:description="">{{ material }}</text:text-input></text:p></text:list-item></text:list><text:p text:style-name="P73"><text:text-input text:description="">{% endfor %}</text:text-input></text:p></draw:text-box></draw:frame></text:p>
            <text:p text:style-name="P74"><text:text-input text:description="">{% endif %}</text:text-input></text:p>
          </table:table-cell>
        </table:table-row>
        <table:table-row>
          <table:table-cell table:style-name="BlockDetails.A3" table:number-columns-spanned="3" office:value-type="string">
            <text:p text:style-name="P35"/>
          </table:table-cell>
          <table:covered-table-cell/>
          <table:covered-table-cell/>
        </table:table-row>
        <table:table-row>
          <table:table-cell table:style-name="BlockDetails.A3" table:number-columns-spanned="3" office:value-type="string">
            <text:p text:style-name="P22"><text:text-input text:description="">{% elif block.Type == 'break' %}</text:text-input></text:p>
          </table:table-cell>
          <table:covered-table-cell/>
          <table:covered-table-cell/>
        </table:table-row>
        <table:table-row>
          <table:table-cell table:style-name="BlockDetails.A11" office:value-type="string">
            <text:p text:style-name="P52"><text:text-input text:description="">{{ block['Start absolute string'] }}</text:text-input><text:s/>- <text:text-input text:description="">{{ block['End absolute string'] }}</text:text-input></text:p>
            <text:p text:style-name="P39"><text:span text:style-name="T5"><text:text-input text:description="">{{ block.Length }}</text:text-input></text:span><text:span text:style-name="T2">'</text:span></text:p>
          </table:table-cell>
          <table:table-cell table:style-name="BlockDetails.B11" office:value-type="string">
            <text:p text:style-name="P47"/>
          </table:table-cell>
          <table:table-cell table:style-name="BlockDetails.C11" office:value-type="string">
            <text:p text:style-name="P30"><text:text-input text:description="">{{ block.Title }}</text:text-input></text:p>
            <text:p text:style-name="P61"><text:text-input text:description="">{% if (block.Material is defined) and block.Material %}</text:text-input></text:p>
            <text:p text:style-name="P64"><draw:frame draw:style-name="fr1" draw:name="Rahmen1" text:anchor-type="as-char" svg:width="5.001cm" draw:z-index="1"><draw:text-box fo:min-height="2cm"><text:p text:style-name="P15">MATERIAL</text:p><text:p text:style-name="P14"><text:text-input text:description="">{% for material in block.Material %}</text:text-input></text:p><text:list xml:id="list202946194058948" text:continue-numbering="true" text:style-name="L1"><text:list-item><text:p text:style-name="P62"><text:text-input text:description="">{{ material }}</text:text-input></text:p></text:list-item></text:list><text:p text:style-name="P73"><text:text-input text:description="">{% endfor %}</text:text-input></text:p></draw:text-box></draw:frame></text:p>
            <text:p text:style-name="P75"><text:text-input text:description="">{% endif %}</text:text-input></text:p>
          </table:table-cell>
        </table:table-row>
        <table:table-row>
          <table:table-cell table:style-name="BlockDetails.A3" table:number-columns-spanned="3" office:value-type="string">
            <text:p text:style-name="P35"/>
          </table:table-cell>
          <table:covered-table-cell/>
          <table:covered-table-cell/>
        </table:table-row>
        <text:soft-page-break/>
        <table:table-row>
          <table:table-cell table:style-name="BlockDetails.A3" table:number-columns-spanned="3" office:value-type="string">
            <text:p text:style-name="P58"><text:text-input text:description="">{% else %}</text:text-input></text:p>
          </table:table-cell>
          <table:covered-table-cell/>
          <table:covered-table-cell/>
        </table:table-row>
        <table:table-row>
          <table:table-cell table:style-name="BlockDetails.A2" office:value-type="string">
            <text:p text:style-name="P52"><text:text-input text:description="">{{ block['Start absolute string'] }}</text:text-input><text:s/>- <text:text-input text:description="">{{ block['End absolute string'] }}</text:text-input></text:p>
            <text:p text:style-name="P39"><text:span text:style-name="T5"><text:text-input text:description="">{{ block.Length }}</text:text-input></text:span><text:span text:style-name="T2">'</text:span></text:p>
          </table:table-cell>
          <table:table-cell table:style-name="BlockDetails.B14" office:value-type="string">
            <text:p text:style-name="P47"/>
          </table:table-cell>
          <table:table-cell table:style-name="BlockDetails.C2" office:value-type="string">
            <text:p text:style-name="P27"><text:text-input text:description="">{{ block.Title }}</text:text-input></text:p>
            <text:p text:style-name="P61"><text:text-input text:description="">{% if (block.Material is defined) and block.Material %}</text:text-input></text:p>
            <text:p text:style-name="P64"><draw:frame draw:style-name="fr1" draw:name="Materials" text:anchor-type="as-char" svg:width="5.001cm" draw:z-index="0"><draw:text-box fo:min-height="2cm"><text:p text:style-name="P15">MATERIAL</text:p><text:p text:style-name="P14"><text:text-input text:description="">{% for material in block.Material %}</text:text-input></text:p><text:list xml:id="list202947797125522" text:continue-numbering="true" text:style-name="L1"><text:list-item><text:p text:style-name="P62"><text:text-input text:description="">{{ material }}</text:text-input></text:p></text:list-item></text:list><text:p text:style-name="P73"><text:text-input text:description="">{% endfor %}</text:text-input></text:p></draw:text-box></draw:frame></text:p>
            <text:p text:style-name="P76"><text:text-input text:description="">{% endif %}</text:text-input></text:p>
          </table:table-cell>
        </table:table-row>
        <table:table-row>
          <table:table-cell table:style-name="BlockDetails.A1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BlockDetails.A1" table:number-columns-spanned="3" office:value-type="string">
            <text:p text:style-name="P19"><text:text-input text:description="">{% endif %}</text:text-input></text:p>
          </table:table-cell>
          <table:covered-table-cell/>
          <table:covered-table-cell/>
        </table:table-row>
      </table:table>
      <text:p text:style-name="P66"><text:text-input text:description="">{% if (block.Description is defined) and block.Description %}</text:text-input></text:p>
      <text:p text:style-name="P59"><text:span text:style-name="T10"><text:text-input text:description="">{{ block.Description|markdown }}</text:text-input></text:span></text:p>
      <text:p text:style-name="P20"/>
      <text:p text:style-name="P67"><text:text-input text:description="">{% endif %}</text:text-input></text:p>
      <text:p text:style-name="P70"><text:text-input text:description="">{% if (block.Goal is defined) and block.Goal %}</text:text-input></text:p>
      <text:p text:style-name="P16">GOAL</text:p>
      <text:p text:style-name="P72"><text:span text:style-name="T23"><text:text-input text:description="">{{ block.Goal|markdown }}</text:text-input></text:span></text:p>
      <text:p text:style-name="P13"/>
      <text:p text:style-name="P68"><text:text-input text:description="">{% endif %}</text:text-input></text:p>
      <text:p text:style-name="P71"><text:text-input text:description="">{% if (block.Instructions is defined) and block.Instructions %}</text:text-input></text:p>
      <text:p text:style-name="P17">INSTRUCTIONS</text:p>
      <text:p text:style-name="P71"><text:span text:style-name="T23"><text:text-input text:description="">{{ block.Instructions|markdown }}</text:text-input></text:span></text:p>
      <text:p text:style-name="P13"/>
      <text:p text:style-name="P68"><text:text-input text:description="">{% endif %}</text:text-input></text:p>
      <text:p text:style-name="P69"><text:text-input text:description="">{% endfor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3f98" officeooo:paragraph-rsid="000a3f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<text:s/>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0:27:18.743445497</meta:creation-date>
    <dc:title>Standard-Text</dc:title>
    <meta:editing-duration>PT4H38M27S</meta:editing-duration>
    <meta:editing-cycles>150</meta:editing-cycles>
    <meta:generator>LibreOffice/6.0.6.2$Linux_X86_64 LibreOffice_project/00m0$Build-2</meta:generator>
    <meta:initial-creator>Manuel Senfft</meta:initial-creator>
    <dc:date>2018-09-04T20:29:45.688960285</dc:date>
    <dc:creator>Manuel Senfft</dc:creator>
    <meta:document-statistic meta:table-count="2" meta:image-count="0" meta:object-count="0" meta:page-count="7" meta:paragraph-count="110" meta:word-count="732" meta:character-count="3284" meta:non-whitespace-character-count="2892"/>
    <meta:template xlink:type="simple" xlink:actuate="onRequest" xlink:title="Standard-Text" xlink:href="file:///home/manu/.config/libreoffice/4/user/template/Standard-Text.ott" meta:date="2018-09-04T10:27:18.005858391"/>
  </office:meta>
</office:document-meta>
</file>